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 AND THE EVIL ONES (73:1-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SAPH AND THE EVIL ONES (73:1-2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ernation (7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sternation (73:1-20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sperity of the godless (73:3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sperity of the godless (73:3-12)<text:s text:c="1"/></text:span><text:span text:style-name="a462" text:class-names=""/></text:p>
          </draw:text-box>
          <svg:title/>
          <svg:desc/>
        </draw:frame>
        <draw:frame draw:id="id90" presentation:style-name="a483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y enjoy health and wealth (73:3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y have no worries or problems (73:5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y are proud and cruel (73:6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everything (73:7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are arrogant toward God and people (73:8-12).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12-tx-Title-and-Text" presentation:presentation-page-layout-name="Master1-PPL12" draw:id="Slide-260">
        <draw:frame draw:id="id91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consternation (73:1-20):<text:s text:c="1"/></text:span><text:span text:style-name="a486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prosperity of the godless (73:3-12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pain of the godly (73:1-2, 13-16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pain of the godly (73:1-2, 13-16)<text:s text:c="1"/></text:span><text:span text:style-name="a501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feels like he is about to fall off a cliff (73:1-2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is life of purity seems unrewarded (73:1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 is constantly plagued with problems (73:14-16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consternation (73:1-20):<text:s text:c="1"/></text:span><text:span text:style-name="a519" text:class-names=""/></text:p>
          </draw:text-box>
          <svg:title/>
          <svg:desc/>
        </draw:frame>
        <draw:frame draw:id="id96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rosperity of the godless (73:3-1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ain of the godly (73:1-2, 13-1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8" draw:style-name="a532" draw:master-page-name="Master1-Layout12-tx-Title-and-Text" presentation:presentation-page-layout-name="Master1-PPL12" draw:id="Slide-263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ASAPH AND THE EVIL ONES (73:1-20)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nsternation (73:1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larification (73:17-20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larification (73:17-20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place of this revelation (73:1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particulars of this revelation (73:18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particulars of this revelation (73:18-2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wicked are on a slippery path to destruction (73:18-1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resent life of the wicked is but a dream (73: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larification (73:17-20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place of this revelation (73:1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particulars of this revelation (73:18-20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PH AND THE EVIL ONES (73:1-20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sternation (73:1-20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larification (73:17-2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PSALM 73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ASAPH AND THE EVIL ONES (73:1-20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ASAPH AND THE EXALTED ONE (73:21-28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SAPH AND THE EXALTED ONE (73:21-28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God is guiding him (73:21-24)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God is watching over him (73:25-28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SALM 73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ASAPH AND THE EVIL ONES (73:1-20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ASAPH AND THE EXALTED ONE (73:21-28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3 </dc:title>
    <meta:initial-creator>David STRICKLAND</meta:initial-creator>
    <dc:creator>David STRICKLAND</dc:creator>
    <meta:creation-date>2020-02-22T19:33:35Z</meta:creation-date>
    <dc:date>2020-02-22T19:33:36Z</dc:date>
    <meta:template xlink:href="BibleStudy" xlink:type="simple"/>
    <meta:editing-cycles>1</meta:editing-cycles>
    <meta:editing-duration>PT0S</meta:editing-duration>
    <meta:document-statistic meta:paragraph-count="46" meta:word-count="377"/>
  </office:meta>
</office:document-meta>
</file>